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r7" style:family="presentation" style:parent-style-name="Beehive1_5f__5f_-title">
      <style:graphic-properties fo:min-height="2.63cm"/>
      <style:paragraph-properties style:writing-mode="lr-tb"/>
    </style:style>
    <style:style style:name="pr8" style:family="presentation" style:parent-style-name="Beehive1_5f__5f_-outline1">
      <style:graphic-properties fo:min-height="9.135cm"/>
      <style:paragraph-properties style:writing-mode="lr-tb"/>
    </style:style>
    <style:style style:name="pr9" style:family="presentation" style:parent-style-name="Beehive1_5f__5f_-notes">
      <style:graphic-properties draw:fill-color="#ffffff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QB Networks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Building The Network of The Mass Collaboration Labs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Mass Collaboration Labs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item>
                <text:p>Building private datacenters for R&amp;D</text:p>
              </text:list-item>
              <text:list-item>
                <text:p>Connecting between local communities and global actors for the development over all The Internet</text:p>
              </text:list-item>
              <text:list-item>
                <text:p>Federated Free Society for private and public ownership 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3" draw:style-name="dp1" draw:master-page-name="Beehive1_5f__5f_" presentation:presentation-page-layout-name="AL2T1">
        <office:forms form:automatic-focus="false" form:apply-design-mode="false"/>
        <draw:frame presentation:style-name="pr7" draw:text-style-name="P4" draw:layer="layout" svg:width="25.199cm" svg:height="2.63cm" svg:x="1.4cm" svg:y="0.627cm" presentation:class="title">
          <draw:text-box>
            <text:p>QB Networks Q&amp;A</text:p>
          </draw:text-box>
        </draw:frame>
        <draw:frame presentation:style-name="pr8" draw:text-style-name="P4" draw:layer="layout" svg:width="25.199cm" svg:height="9.134cm" svg:x="1.4cm" svg:y="3.685cm" presentation:class="outline">
          <draw:text-box>
            <text:list text:style-name="L2">
              <text:list-item>
                <text:p>Email to : <text:a xlink:href="mailto:mertgor@qbnetworks.xyz" xlink:type="simple">mertgor@qbnetworks.xyz</text:a></text:p>
              </text:list-item>
              <text:list-item>
                <text:p>GPG Key ID : 0xD200B456637BC4F3</text:p>
              </text:list-item>
              <text:list-item>
                <text:p>This document is licensed under the terms of <text:a xlink:href="https://github.com/masscollabs/Creative-Commons-Markdown/blob/main/4.0/by-sa.markdown" xlink:type="simple">CC BY-SA 4.0</text:a><text:s/>or later licens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5:22:28.639337330</meta:creation-date>
    <meta:editing-duration>PT7M41S</meta:editing-duration>
    <meta:editing-cycles>12</meta:editing-cycles>
    <meta:generator>LibreOffice/7.4.7.2$Linux_X86_64 LibreOffice_project/40$Build-2</meta:generator>
    <dc:title>Beehive</dc:title>
    <dc:date>2025-07-20T15:30:14.360625911</dc:date>
    <meta:document-statistic meta:object-count="190"/>
  </office:meta>
</office:document-meta>
</file>